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52cm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5" draw:layer="layout" svg:width="0.315cm" svg:height="0.269cm" svg:x="3.787cm" svg:y="8.099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0.315cm" svg:height="0.269cm" svg:x="3.788cm" svg:y="8.5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3.877cm" svg:height="0.807cm" svg:x="0.927cm" svg:y="0.381cm">
          <text:p text:style-name="P2"><text:span text:style-name="T1">Read 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822cm" svg:height="0.807cm" svg:x="3.644cm" svg:y="3.21cm">
          <text:p text:style-name="P2"><text:span text:style-name="T1">Spawn Entry Daem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787cm" svg:y1="9.802cm" svg:x2="2.821cm" svg:y2="4.59cm" draw:start-shape="id1" draw:start-glue-point="3" draw:end-shape="id2" draw:end-glue-point="8" svg:d="m3787 9802h-966v-5212">
          <text:p text:style-name="P6"/>
        </draw:connector>
        <draw:custom-shape draw:style-name="gr3" draw:text-style-name="P1" draw:id="id4" draw:layer="layout" svg:width="1.82cm" svg:height="1.016cm" svg:x="6.619cm" svg:y="0.931cm">
          <text:p text:style-name="P2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id="id14" draw:layer="layout" svg:width="2.455cm" svg:height="1.016cm" svg:x="8.403cm" svg:y="2.06cm">
          <text:p text:style-name="P2"><text:span text:style-name="T1">Child PID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type="line" svg:x1="4.804cm" svg:y1="0.784cm" svg:x2="6.8cm" svg:y2="1.438cm" draw:start-shape="id3" draw:start-glue-point="1" draw:end-shape="id4" draw:end-glue-point="6" svg:d="m4804 784 1996 654">
          <text:p text:style-name="P6"/>
        </draw:connector>
        <draw:custom-shape draw:style-name="gr5" draw:text-style-name="P1" draw:id="id5" draw:layer="layout" svg:width="1.609cm" svg:height="1.241cm" svg:x="0.394cm" svg:y="7.7cm">
          <text:p text:style-name="P2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3" draw:layer="layout" draw:type="line" svg:x1="2.003cm" svg:y1="8.32cm" svg:x2="3.788cm" svg:y2="8.634cm" draw:start-shape="id5" draw:start-glue-point="8" draw:end-shape="id6" draw:end-glue-point="3" svg:d="m2003 8320 1785 314">
          <text:p text:style-name="P6"/>
        </draw:connector>
        <draw:custom-shape draw:style-name="gr7" draw:text-style-name="P5" draw:id="id7" draw:layer="layout" svg:width="2.387cm" svg:height="1.498cm" svg:x="1.672cm" svg:y="1.723cm">
          <text:p text:style-name="P4"><text:span text:style-name="T2">Foreach</text:span></text:p>
          <text:p text:style-name="P4"><text:span text:style-name="T2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id="id10" draw:layer="layout" svg:width="2.387cm" svg:height="1.498cm" svg:x="4.362cm" svg:y="5.13cm">
          <text:p text:style-name="P4"><text:span text:style-name="T2">Foreach</text:span></text:p>
          <text:p text:style-name="P4"><text:span text:style-name="T2">P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2" draw:layer="layout" svg:width="3.536cm" svg:height="0.807cm" svg:x="6.919cm" svg:y="6.794cm">
          <text:p text:style-name="P2"><text:span text:style-name="T1">Log stdout/std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3.536cm" svg:height="0.807cm" svg:x="3.787cm" svg:y="8.098cm">
          <text:p text:style-name="P2"><text:span text:style-name="T1">Aggregate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3.536cm" svg:height="0.807cm" svg:x="3.787cm" svg:y="9.399cm">
          <text:p text:style-name="P2"><text:span text:style-name="T1">Sl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.865cm" svg:y1="1.188cm" svg:x2="2.865cm" svg:y2="1.723cm" draw:start-shape="id3" draw:start-glue-point="2" draw:end-shape="id7" draw:end-glue-point="4" svg:d="m2865 1188v535">
          <text:p text:style-name="P6"/>
        </draw:connector>
        <draw:connector draw:style-name="gr2" draw:text-style-name="P3" draw:layer="layout" draw:type="line" svg:x1="5.555cm" svg:y1="8.905cm" svg:x2="5.555cm" svg:y2="9.399cm" draw:start-shape="id8" draw:start-glue-point="2" draw:end-shape="id1" draw:end-glue-point="0" svg:d="m5555 8905v494">
          <text:p text:style-name="P6"/>
        </draw:connector>
        <draw:connector draw:style-name="gr2" draw:text-style-name="P3" draw:layer="layout" svg:x1="3.644cm" svg:y1="3.613cm" svg:x2="2.865cm" svg:y2="3.221cm" draw:start-shape="id9" draw:start-glue-point="3" draw:end-shape="id7" draw:end-glue-point="6" svg:d="m3644 3613h-779v-392">
          <text:p text:style-name="P6"/>
        </draw:connector>
        <draw:connector draw:style-name="gr2" draw:text-style-name="P3" draw:layer="layout" svg:x1="4.059cm" svg:y1="2.471cm" svg:x2="5.555cm" svg:y2="3.21cm" draw:start-shape="id7" draw:start-glue-point="7" draw:end-shape="id9" svg:d="m4059 2471h1496v739">
          <text:p text:style-name="P6"/>
        </draw:connector>
        <draw:connector draw:style-name="gr2" draw:text-style-name="P3" draw:layer="layout" draw:line-skew="-0.498cm" svg:x1="1.672cm" svg:y1="2.471cm" svg:x2="2.723cm" svg:y2="4.478cm" draw:start-shape="id7" draw:start-glue-point="5" draw:end-shape="id2" draw:end-glue-point="6" svg:d="m1672 2471h-999v2007h2050">
          <text:p text:style-name="P6"/>
        </draw:connector>
        <draw:frame draw:style-name="gr8" draw:text-style-name="P7" draw:layer="layout" svg:width="1.543cm" svg:height="0.645cm" svg:x="0.381cm" svg:y="1.894cm">
          <draw:text-box>
            <text:p text:style-name="P6"><text:span text:style-name="T1">Finally</text:span></text:p>
          </draw:text-box>
        </draw:frame>
        <draw:custom-shape draw:style-name="gr9" draw:text-style-name="P3" draw:id="id2" draw:layer="layout" svg:width="0.198cm" svg:height="0.225cm" svg:x="2.723cm" svg:y="4.367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8" draw:text-style-name="P7" draw:layer="layout" svg:width="1.543cm" svg:height="0.645cm" svg:x="3.182cm" svg:y="5.295cm">
          <draw:text-box>
            <text:p text:style-name="P6"><text:span text:style-name="T1">Finally</text:span></text:p>
          </draw:text-box>
        </draw:frame>
        <draw:custom-shape draw:style-name="gr7" draw:text-style-name="P5" draw:id="id11" draw:layer="layout" svg:width="2.387cm" svg:height="0.968cm" svg:x="7.494cm" svg:y="5.395cm">
          <text:p text:style-name="P4"><text:span text:style-name="T2">PID al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6.749cm" svg:y1="5.878cm" svg:x2="7.494cm" svg:y2="5.878cm" draw:start-shape="id10" draw:start-glue-point="7" draw:end-shape="id11" draw:end-glue-point="5" svg:d="m6749 5878h745">
          <text:p text:style-name="P6"/>
        </draw:connector>
        <draw:connector draw:style-name="gr2" draw:text-style-name="P3" draw:layer="layout" draw:type="line" svg:x1="8.687cm" svg:y1="6.363cm" svg:x2="8.687cm" svg:y2="6.794cm" draw:start-shape="id11" draw:start-glue-point="6" draw:end-shape="id12" draw:end-glue-point="0" svg:d="m8687 6363v431">
          <text:p text:style-name="P6"/>
        </draw:connector>
        <draw:connector draw:style-name="gr2" draw:text-style-name="P3" draw:layer="layout" svg:x1="2.921cm" svg:y1="4.478cm" svg:x2="5.555cm" svg:y2="5.13cm" draw:start-shape="id2" draw:start-glue-point="10" draw:end-shape="id10" draw:end-glue-point="4" svg:d="m2921 4478h2634v652">
          <text:p text:style-name="P6"/>
        </draw:connector>
        <draw:frame draw:style-name="gr8" draw:text-style-name="P7" draw:layer="layout" svg:width="1.078cm" svg:height="0.645cm" svg:x="8.53cm" svg:y="6.204cm">
          <draw:text-box>
            <text:p text:style-name="P6"><text:span text:style-name="T1">Yes</text:span></text:p>
          </draw:text-box>
        </draw:frame>
        <draw:custom-shape draw:style-name="gr1" draw:text-style-name="P1" draw:id="id13" draw:layer="layout" svg:width="3.536cm" svg:height="0.807cm" svg:x="8.702cm" svg:y="4.104cm">
          <text:p text:style-name="P2"><text:span text:style-name="T1">Cleanup and d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9.881cm" svg:y1="5.878cm" svg:x2="10.47cm" svg:y2="4.911cm" draw:start-shape="id11" draw:start-glue-point="7" draw:end-shape="id13" draw:end-glue-point="2" svg:d="m9881 5878h589v-967">
          <text:p text:style-name="P6"/>
        </draw:connector>
        <draw:connector draw:style-name="gr4" draw:text-style-name="P3" draw:layer="layout" draw:type="line" svg:x1="7.466cm" svg:y1="3.613cm" svg:x2="9.379cm" svg:y2="3.076cm" draw:start-shape="id9" draw:start-glue-point="1" draw:end-shape="id14" draw:end-glue-point="7" svg:d="m7466 3613 1913-537">
          <text:p text:style-name="P6"/>
        </draw:connector>
        <draw:connector draw:style-name="gr10" draw:text-style-name="P3" draw:layer="layout" draw:type="line" svg:x1="6.8cm" svg:y1="1.438cm" svg:x2="3.538cm" svg:y2="2.046cm" draw:start-shape="id4" draw:start-glue-point="6" svg:d="m6800 1438-3262 608">
          <text:p text:style-name="P6"/>
        </draw:connector>
        <draw:connector draw:style-name="gr10" draw:text-style-name="P3" draw:layer="layout" draw:type="line" svg:x1="7.343cm" svg:y1="1.947cm" svg:x2="5.555cm" svg:y2="3.21cm" draw:start-shape="id4" draw:start-glue-point="7" draw:end-shape="id9" draw:end-glue-point="0" svg:d="m7343 1947-1788 1263">
          <text:p text:style-name="P6"/>
        </draw:connector>
        <draw:connector draw:style-name="gr2" draw:text-style-name="P3" draw:layer="layout" svg:x1="4.362cm" svg:y1="5.878cm" svg:x2="3.787cm" svg:y2="8.233cm" draw:start-shape="id10" draw:start-glue-point="5" draw:end-shape="id15" draw:end-glue-point="3" svg:d="m4362 5878h-1076v2355h501">
          <text:p text:style-name="P6"/>
        </draw:connector>
        <draw:connector draw:style-name="gr2" draw:text-style-name="P3" draw:layer="layout" svg:x1="6.919cm" svg:y1="7.197cm" svg:x2="5.555cm" svg:y2="6.628cm" draw:start-shape="id12" draw:start-glue-point="3" draw:end-shape="id10" draw:end-glue-point="6" svg:d="m6919 7197h-1364v-569">
          <text:p text:style-name="P6"/>
        </draw:connector>
        <draw:connector draw:style-name="gr10" draw:text-style-name="P3" draw:layer="layout" draw:type="line" svg:x1="9.379cm" svg:y1="3.076cm" svg:x2="6.219cm" svg:y2="5.447cm" draw:start-shape="id14" draw:start-glue-point="7" svg:d="m9379 3076-3160 2371">
          <text:p text:style-name="P6"/>
        </draw:connector>
        <draw:connector draw:style-name="gr10" draw:text-style-name="P3" draw:layer="layout" draw:type="line" svg:x1="9.63cm" svg:y1="3.076cm" svg:x2="10.47cm" svg:y2="4.104cm" draw:start-shape="id14" draw:start-glue-point="8" draw:end-shape="id13" svg:d="m9630 3076 840 1028">
          <text:p text:style-name="P6"/>
        </draw:connector>
        <draw:frame draw:style-name="gr8" draw:text-style-name="P7" draw:layer="layout" svg:width="0.947cm" svg:height="0.645cm" svg:x="9.73cm" svg:y="5.305cm">
          <draw:text-box>
            <text:p text:style-name="P6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624cm" fo:page-height="10.59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09:42:25</meta:creation-date>
    <dc:creator>Igor Sfiligoi</dc:creator>
    <dc:date>2008-10-07T11:41:07</dc:date>
    <meta:editing-cycles>7</meta:editing-cycles>
    <meta:editing-duration>PT21H51M32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